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c2c2c2" fo:background-color="#ebebeb" style:diagonal-bl-tr="none" style:diagonal-tl-br="none" style:text-align-source="fix" style:repeat-content="false" fo:wrap-option="no-wrap" fo:border-left="none" style:direction="ltr" fo:border-right="0.74pt solid #c2c2c2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4a4a4a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 style:data-style-name="N130">
      <style:table-cell-properties fo:border-bottom="0.74pt solid #c2c2c2" fo:background-color="#f0f0f0" style:diagonal-bl-tr="none" style:diagonal-tl-br="none" style:text-align-source="fix" style:repeat-content="false" fo:wrap-option="no-wrap" fo:border-left="none" style:direction="ltr" fo:border-right="0.74pt solid #c2c2c2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4a4a4a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 style:data-style-name="N130">
      <style:table-cell-properties fo:border-bottom="0.74pt solid #c2c2c2" fo:background-color="#f0f0f0" style:diagonal-bl-tr="none" style:diagonal-tl-br="none" style:text-align-source="fix" style:repeat-content="false" fo:wrap-option="no-wrap" fo:border-left="none" style:direction="ltr" fo:border-right="0.74pt solid #c2c2c2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4a4a4a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 style:data-style-name="N131">
      <style:table-cell-properties fo:border-bottom="0.74pt solid #c2c2c2" fo:background-color="#f0f0f0" style:diagonal-bl-tr="none" style:diagonal-tl-br="none" style:text-align-source="fix" style:repeat-content="false" fo:wrap-option="no-wrap" fo:border-left="none" style:direction="ltr" fo:border-right="0.74pt solid #c2c2c2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4a4a4a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 style:data-style-name="N118">
      <style:table-cell-properties fo:border-bottom="0.74pt solid #c2c2c2" fo:background-color="#f0f0f0" style:diagonal-bl-tr="none" style:diagonal-tl-br="none" style:text-align-source="fix" style:repeat-content="false" fo:wrap-option="no-wrap" fo:border-left="none" style:direction="ltr" fo:border-right="0.74pt solid #c2c2c2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4a4a4a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A-Condutor Moto</text:p>
          </table:table-cell>
          <table:table-cell table:style-name="ce1" office:value-type="string" calcext:value-type="string">
            <text:p>AB-Condutor Moto/Carro</text:p>
          </table:table-cell>
          <table:table-cell table:style-name="ce1" office:value-type="string" calcext:value-type="string">
            <text:p>AC-Condutor Moto/Caminhão</text:p>
          </table:table-cell>
          <table:table-cell table:style-name="ce1" office:value-type="string" calcext:value-type="string">
            <text:p>AD-Condutor Moto/Ônibus</text:p>
          </table:table-cell>
          <table:table-cell table:style-name="ce1" office:value-type="string" calcext:value-type="string">
            <text:p>AE-Condutor Moto/Carreta</text:p>
          </table:table-cell>
          <table:table-cell table:style-name="ce1" office:value-type="string" calcext:value-type="string">
            <text:p>B-Condutor Carro</text:p>
          </table:table-cell>
          <table:table-cell table:style-name="ce1" office:value-type="string" calcext:value-type="string">
            <text:p>C-Condutor Caminhão</text:p>
          </table:table-cell>
          <table:table-cell table:style-name="ce1" office:value-type="string" calcext:value-type="string">
            <text:p>D-Condutor Ônibus</text:p>
          </table:table-cell>
          <table:table-cell table:style-name="ce1" office:value-type="string" calcext:value-type="string">
            <text:p>E-Condutor Carret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30890" calcext:value-type="float">
            <text:p>1.730.890</text:p>
          </table:table-cell>
          <table:table-cell office:value-type="float" office:value="18435225" calcext:value-type="float">
            <text:p>18.435.225</text:p>
          </table:table-cell>
          <table:table-cell office:value-type="float" office:value="1757077" calcext:value-type="float">
            <text:p>1.757.077</text:p>
          </table:table-cell>
          <table:table-cell office:value-type="float" office:value="3690743" calcext:value-type="float">
            <text:p>3.690.743</text:p>
          </table:table-cell>
          <table:table-cell office:value-type="float" office:value="1080984" calcext:value-type="float">
            <text:p>1.080.984</text:p>
          </table:table-cell>
          <table:table-cell office:value-type="float" office:value="29616113" calcext:value-type="float">
            <text:p>29.616.113</text:p>
          </table:table-cell>
          <table:table-cell office:value-type="float" office:value="2046242" calcext:value-type="float">
            <text:p>2.046.242</text:p>
          </table:table-cell>
          <table:table-cell office:value-type="float" office:value="3639479" calcext:value-type="float">
            <text:p>3.639.479</text:p>
          </table:table-cell>
          <table:table-cell office:value-type="float" office:value="661824" calcext:value-type="float">
            <text:p>661.82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82240" calcext:value-type="float">
            <text:p>1.782.240</text:p>
          </table:table-cell>
          <table:table-cell office:value-type="float" office:value="19611006" calcext:value-type="float">
            <text:p>19.611.006</text:p>
          </table:table-cell>
          <table:table-cell office:value-type="float" office:value="1754454" calcext:value-type="float">
            <text:p>1.754.454</text:p>
          </table:table-cell>
          <table:table-cell office:value-type="float" office:value="3895776" calcext:value-type="float">
            <text:p>3.895.776</text:p>
          </table:table-cell>
          <table:table-cell office:value-type="float" office:value="1153028" calcext:value-type="float">
            <text:p>1.153.028</text:p>
          </table:table-cell>
          <table:table-cell office:value-type="float" office:value="30766177" calcext:value-type="float">
            <text:p>30.766.177</text:p>
          </table:table-cell>
          <table:table-cell office:value-type="float" office:value="2024055" calcext:value-type="float">
            <text:p>2.024.055</text:p>
          </table:table-cell>
          <table:table-cell office:value-type="float" office:value="3655436" calcext:value-type="float">
            <text:p>3.655.436</text:p>
          </table:table-cell>
          <table:table-cell office:value-type="float" office:value="673974" calcext:value-type="float">
            <text:p>673.97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39846" calcext:value-type="float">
            <text:p>1.839.846</text:p>
          </table:table-cell>
          <table:table-cell office:value-type="float" office:value="20833219" calcext:value-type="float">
            <text:p>20.833.219</text:p>
          </table:table-cell>
          <table:table-cell office:value-type="float" office:value="1674000" calcext:value-type="float">
            <text:p>1.674.000</text:p>
          </table:table-cell>
          <table:table-cell office:value-type="float" office:value="3973840" calcext:value-type="float">
            <text:p>3.973.840</text:p>
          </table:table-cell>
          <table:table-cell office:value-type="float" office:value="1198881" calcext:value-type="float">
            <text:p>1.198.881</text:p>
          </table:table-cell>
          <table:table-cell office:value-type="float" office:value="31979979" calcext:value-type="float">
            <text:p>31.979.979</text:p>
          </table:table-cell>
          <table:table-cell office:value-type="float" office:value="1899751" calcext:value-type="float">
            <text:p>1.899.751</text:p>
          </table:table-cell>
          <table:table-cell office:value-type="float" office:value="3553185" calcext:value-type="float">
            <text:p>3.553.185</text:p>
          </table:table-cell>
          <table:table-cell office:value-type="float" office:value="675713" calcext:value-type="float">
            <text:p>675.71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98765" calcext:value-type="float">
            <text:p>1.898.765</text:p>
          </table:table-cell>
          <table:table-cell office:value-type="float" office:value="22092785" calcext:value-type="float">
            <text:p>22.092.785</text:p>
          </table:table-cell>
          <table:table-cell office:value-type="float" office:value="1538116" calcext:value-type="float">
            <text:p>1.538.116</text:p>
          </table:table-cell>
          <table:table-cell office:value-type="float" office:value="3985203" calcext:value-type="float">
            <text:p>3.985.203</text:p>
          </table:table-cell>
          <table:table-cell office:value-type="float" office:value="1234049" calcext:value-type="float">
            <text:p>1.234.049</text:p>
          </table:table-cell>
          <table:table-cell office:value-type="float" office:value="33246377" calcext:value-type="float">
            <text:p>33.246.377</text:p>
          </table:table-cell>
          <table:table-cell office:value-type="float" office:value="1700611" calcext:value-type="float">
            <text:p>1.700.611</text:p>
          </table:table-cell>
          <table:table-cell office:value-type="float" office:value="3360398" calcext:value-type="float">
            <text:p>3.360.398</text:p>
          </table:table-cell>
          <table:table-cell office:value-type="float" office:value="671505" calcext:value-type="float">
            <text:p>671.5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3" office:value-type="float" office:value="1951894" calcext:value-type="float">
            <text:p>1.951.894</text:p>
          </table:table-cell>
          <table:table-cell table:style-name="ce3" office:value-type="float" office:value="23325392" calcext:value-type="float">
            <text:p>23.325.392</text:p>
          </table:table-cell>
          <table:table-cell table:style-name="ce3" office:value-type="float" office:value="1402062" calcext:value-type="float">
            <text:p>1.402.062</text:p>
          </table:table-cell>
          <table:table-cell table:style-name="ce3" office:value-type="float" office:value="3992248" calcext:value-type="float">
            <text:p>3.992.248</text:p>
          </table:table-cell>
          <table:table-cell table:style-name="ce3" office:value-type="float" office:value="1272906" calcext:value-type="float">
            <text:p>1.272.906</text:p>
          </table:table-cell>
          <table:table-cell table:style-name="ce3" office:value-type="float" office:value="34511604" calcext:value-type="float">
            <text:p>34.511.604</text:p>
          </table:table-cell>
          <table:table-cell table:style-name="ce3" office:value-type="float" office:value="1499102" calcext:value-type="float">
            <text:p>1.499.102</text:p>
          </table:table-cell>
          <table:table-cell table:style-name="ce3" office:value-type="float" office:value="3163227" calcext:value-type="float">
            <text:p>3.163.227</text:p>
          </table:table-cell>
          <table:table-cell table:style-name="ce3" office:value-type="float" office:value="667081" calcext:value-type="float">
            <text:p>667.08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3" office:value-type="float" office:value="2001014" calcext:value-type="float">
            <text:p>2.001.014</text:p>
          </table:table-cell>
          <table:table-cell table:style-name="ce3" office:value-type="float" office:value="24542131" calcext:value-type="float">
            <text:p>24.542.131</text:p>
          </table:table-cell>
          <table:table-cell table:style-name="ce3" office:value-type="float" office:value="1283538" calcext:value-type="float">
            <text:p>1.283.538</text:p>
          </table:table-cell>
          <table:table-cell table:style-name="ce3" office:value-type="float" office:value="4022907" calcext:value-type="float">
            <text:p>4.022.907</text:p>
          </table:table-cell>
          <table:table-cell table:style-name="ce3" office:value-type="float" office:value="1316939" calcext:value-type="float">
            <text:p>1.316.939</text:p>
          </table:table-cell>
          <table:table-cell table:style-name="ce3" office:value-type="float" office:value="35658474" calcext:value-type="float">
            <text:p>35.658.474</text:p>
          </table:table-cell>
          <table:table-cell table:style-name="ce3" office:value-type="float" office:value="1331835" calcext:value-type="float">
            <text:p>1.331.835</text:p>
          </table:table-cell>
          <table:table-cell table:style-name="ce3" office:value-type="float" office:value="3018193" calcext:value-type="float">
            <text:p>3.018.193</text:p>
          </table:table-cell>
          <table:table-cell table:style-name="ce3" office:value-type="float" office:value="667038" calcext:value-type="float">
            <text:p>667.03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office:value-type="float" office:value="1999181" calcext:value-type="float">
            <text:p>1.999.181</text:p>
          </table:table-cell>
          <table:table-cell table:style-name="ce4" office:value-type="float" office:value="25259831" calcext:value-type="float">
            <text:p>25.259.831</text:p>
          </table:table-cell>
          <table:table-cell table:style-name="ce4" office:value-type="float" office:value="1221911" calcext:value-type="float">
            <text:p>1.221.911</text:p>
          </table:table-cell>
          <table:table-cell table:style-name="ce4" office:value-type="float" office:value="4059198" calcext:value-type="float">
            <text:p>4.059.198</text:p>
          </table:table-cell>
          <table:table-cell table:style-name="ce4" office:value-type="float" office:value="1351005" calcext:value-type="float">
            <text:p>1.351.005</text:p>
          </table:table-cell>
          <table:table-cell table:style-name="ce4" office:value-type="float" office:value="36255653" calcext:value-type="float">
            <text:p>36.255.653</text:p>
          </table:table-cell>
          <table:table-cell table:style-name="ce4" office:value-type="float" office:value="1252872" calcext:value-type="float">
            <text:p>1.252.872</text:p>
          </table:table-cell>
          <table:table-cell table:style-name="ce4" office:value-type="float" office:value="2958627" calcext:value-type="float">
            <text:p>2.958.627</text:p>
          </table:table-cell>
          <table:table-cell table:style-name="ce4" office:value-type="float" office:value="668390" calcext:value-type="float">
            <text:p>668.39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5" office:value-type="float" office:value="1998744" calcext:value-type="float">
            <text:p>1.998.744 </text:p>
          </table:table-cell>
          <table:table-cell table:style-name="ce5" office:value-type="float" office:value="26496538" calcext:value-type="float">
            <text:p>26.496.538 </text:p>
          </table:table-cell>
          <table:table-cell table:style-name="ce5" office:value-type="float" office:value="1153280" calcext:value-type="float">
            <text:p>1.153.280 </text:p>
          </table:table-cell>
          <table:table-cell table:style-name="ce5" office:value-type="float" office:value="4137389" calcext:value-type="float">
            <text:p>4.137.389 </text:p>
          </table:table-cell>
          <table:table-cell table:style-name="ce5" office:value-type="float" office:value="1410638" calcext:value-type="float">
            <text:p>1.410.638 </text:p>
          </table:table-cell>
          <table:table-cell table:style-name="ce5" office:value-type="float" office:value="37216277" calcext:value-type="float">
            <text:p>37.216.277 </text:p>
          </table:table-cell>
          <table:table-cell table:style-name="ce5" office:value-type="float" office:value="1159318" calcext:value-type="float">
            <text:p>1.159.318 </text:p>
          </table:table-cell>
          <table:table-cell table:style-name="ce5" office:value-type="float" office:value="2875507" calcext:value-type="float">
            <text:p>2.875.507 </text:p>
          </table:table-cell>
          <table:table-cell table:style-name="ce5" office:value-type="float" office:value="672810" calcext:value-type="float">
            <text:p>672.810 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5" office:value-type="float" office:value="2035608" calcext:value-type="float">
            <text:p>2.035.608 </text:p>
          </table:table-cell>
          <table:table-cell table:style-name="ce5" office:value-type="float" office:value="28074030" calcext:value-type="float">
            <text:p>28.074.030 </text:p>
          </table:table-cell>
          <table:table-cell table:style-name="ce5" office:value-type="float" office:value="1114128" calcext:value-type="float">
            <text:p>1.114.128 </text:p>
          </table:table-cell>
          <table:table-cell table:style-name="ce5" office:value-type="float" office:value="4242716" calcext:value-type="float">
            <text:p>4.242.716 </text:p>
          </table:table-cell>
          <table:table-cell table:style-name="ce5" office:value-type="float" office:value="1473076" calcext:value-type="float">
            <text:p>1.473.076 </text:p>
          </table:table-cell>
          <table:table-cell table:style-name="ce5" office:value-type="float" office:value="38372186" calcext:value-type="float">
            <text:p>38.372.186 </text:p>
          </table:table-cell>
          <table:table-cell table:style-name="ce5" office:value-type="float" office:value="1105157" calcext:value-type="float">
            <text:p>1.105.157 </text:p>
          </table:table-cell>
          <table:table-cell table:style-name="ce5" office:value-type="float" office:value="2823570" calcext:value-type="float">
            <text:p>2.823.570 </text:p>
          </table:table-cell>
          <table:table-cell table:style-name="ce5" office:value-type="float" office:value="678078" calcext:value-type="float">
            <text:p>678.078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ugusto Borges</meta:initial-creator>
    <meta:creation-date>2023-04-28T14:07:17.300704030</meta:creation-date>
    <dc:date>2023-04-28T14:10:13.143432959</dc:date>
    <dc:creator>Pedro Augusto Borges</dc:creator>
    <meta:editing-duration>PT2M56S</meta:editing-duration>
    <meta:editing-cycles>1</meta:editing-cycles>
    <meta:document-statistic meta:table-count="1" meta:cell-count="100" meta:object-count="0"/>
    <meta:generator>LibreOffice/7.4.6.2$Linux_X86_64 LibreOffice_project/40$Build-2</meta:generator>
  </office:meta>
</office:document-meta>
</file>